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Arial" fo:font-size="16.0pt"/>
    </style:style>
    <style:style style:name="P2" style:family="paragraph" style:parent-style-name="Standard">
      <style:text-properties style:font-name="Arial" fo:font-size="12.0pt"/>
    </style:style>
    <style:style style:name="P3" style:family="paragraph" style:parent-style-name="Standard">
      <style:paragraph-properties fo:text-align="center"/>
      <style:text-properties style:font-name="Arial" fo:font-size="12.0pt"/>
    </style:style>
    <style:style style:name="T1" style:family="text">
      <style:text-properties fo:font-style="italic" fo:font-style-asian="italic" fo:font-style-complex="italic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Titre : Plan de tests de validation de la version 2 (V2.0, V2.1 et V2.2) de l’application Web « E-quizine Manager »</text:span></text:p>
      <text:p text:style-name="P2"/>
      <text:p text:style-name="P2">Date de création du plan de tests : <text:tab/>20/09/22</text:p>
      <text:p text:style-name="P2">Dernière date de modification du plan de tests : 18/11/22</text:p>
      <text:p text:style-name="P2">Version du plan de tests : V2</text:p>
      <text:p text:style-name="P2">Auteur : V.MARC</text:p>
      <text:p text:style-name="P2">Sprint : Sprint 2 (Versions 2.0, 2.1 et 2.2)</text:p>
      <text:p text:style-name="P2"/>
      <text:p text:style-name="P2"><text:span text:style-name="T2">Date de passage des tests :<text:tab/><text:tab/>05/12/22</text:span></text:p>
      <text:p text:style-name="P2"><text:span text:style-name="T2">URL de l’application Web testée : <text:s text:c="6"/>https://obiwan.univ-brest.fr/difal3/zmeurlelo/V2_2/CodeIgniter/index.php/</text:span></text:p>
      <text:p text:style-name="P2"><text:span text:style-name="T2">Nom du développeur de l’application Web testée : Louane MEURLET</text:span></text:p>
      <text:p text:style-name="P2"><text:span text:style-name="T2">Nom du testeur : Abdelaziz AMIL</text:span></text:p>
      <text:p text:style-name="P2"/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<text:span text:style-name="T2">Opération</text:span></text:p>
          </table:table-cell>
          <table:table-cell table:style-name="TableCell1">
            <text:p text:style-name="P3"><text:span text:style-name="T2">Résultat attendu</text:span></text:p>
          </table:table-cell>
          <table:table-cell table:style-name="TableCell1">
            <text:p text:style-name="P3"><text:span text:style-name="T2">Résultat du test</text:span></text:p>
            <text:p text:style-name="P3"><text:span text:style-name="T2">+</text:span></text:p>
            <text:p text:style-name="P3"><text:span text:style-name="T2">commentaires</text:span></text:p>
          </table:table-cell>
        </table:table-row>
        <table:table-row>
          <table:table-cell table:style-name="TableCell1">
            <text:p text:style-name="P2">Dans son espace privé, le formateur connecté clique sur <text:s/>la rubrique « Matchs » du menu.</text:p>
          </table:table-cell>
          <table:table-cell table:style-name="TableCell1">
            <text:p text:style-name="P2">Le formateur peut alors visualiser sous forme d'un tableau <text:span text:style-name="T3">tous</text:span><text:span text:style-name="T2"><text:s/>les quiz actifs</text:span><text:s/>(titre/description/auteur) et leurs matchs associés, s’il y en a (titre/dates/auteur). Si un quiz est incomplet (aucune question associée), le message « Quiz incomplet » est affiché.</text:p>
            <text:p text:style-name="P2"><text:span text:style-name="T2">Sur chaque ligne de match dont l’auteur est le formateur connecté</text:span>, il y a :</text:p>
            <text:p text:style-name="P2">- un hyperlien permettant de cliquer sur l’intitulé ou le code du match,</text:p>
            <text:p text:style-name="P2">- un bouton / une icône pour supprimer le match,</text:p>
            <text:p text:style-name="P2">- un bouton / une icône pour activer / désactiver ce match,</text:p>
            <text:p text:style-name="P2">- un bouton / une icône pour le remettre à zéro.</text:p>
          </table:table-cell>
          <table:table-cell table:style-name="TableCell1">
            <text:p text:style-name="P2">Ok</text:p>
          </table:table-cell>
        </table:table-row>
        <table:table-row>
          <table:table-cell table:style-name="TableCell1">
            <text:p text:style-name="P2">Dans la rubrique « Matchs », le formateur sélectionne un match et clique sur un hyperlien associé au match choisi.</text:p>
          </table:table-cell>
          <table:table-cell table:style-name="TableCell1">
            <text:p text:style-name="P2">Une page affichant le match sélectionné s’ouvre. Dans l’URL, le code du match de 8 caractères apparaît. Les données du match s’affichent correctement sur la page (pour être vidéo-projetées, par exemple) avec :</text:p>
            <text:p text:style-name="P2">- les données du match (l’intitulé du quiz et celui du match, le code du match…),</text:p>
            <text:p text:style-name="P2">- le questionnaire composée de questions, c’est à dire une question et les choix de réponses associées.</text:p>
            <text:p text:style-name="P2">- si le match n’est pas fini (date de fin à NULL), après l’affichage des des données du match, un bouton « Terminer le match » est affiché (mais pas actif car la terminaison d’un match est demandée dans le sprint 3),</text:p>
            <text:p text:style-name="P2">- si le match est fini (date de fin non NULL), avant ou après l’affichage des données du match, le score final et total en % du match est affiché.</text:p>
          </table:table-cell>
          <table:table-cell table:style-name="TableCell1">
            <text:p text:style-name="P2">Ok</text:p>
          </table:table-cell>
        </table:table-row>
        <table:table-row>
          <table:table-cell table:style-name="TableCell1">
            <text:p text:style-name="P2">Sur la page affichant tous les quiz / <text:s/>matchs, le formateur appuie sur un bouton « Créer un match ».</text:p>
          </table:table-cell>
          <table:table-cell table:style-name="TableCell1">
            <text:p text:style-name="P2">Un formulaire d’ajout de match s’ouvre et propose l’ajout d’un nouveau match à partir d’un quiz existant <text:span text:style-name="T2">et complet</text:span>.</text:p>
          </table:table-cell>
          <table:table-cell table:style-name="TableCell1">
            <text:p text:style-name="P2">Ok</text:p>
          </table:table-cell>
        </table:table-row>
        <table:table-row>
          <table:table-cell table:style-name="TableCell1">
            <text:p text:style-name="P2">Le formateur remplit correctement le formulaire d’ajout d’un match pour un quiz actif et complet.</text:p>
          </table:table-cell>
          <table:table-cell table:style-name="TableCell1">
            <text:p text:style-name="P2">Un nouveau match est créé (avec génération de son code de 8 caractères) et s’affiche dans la liste des quiz / matchs de la rubrique de gestion des matchs.</text:p>
          </table:table-cell>
          <table:table-cell table:style-name="TableCell1">
            <text:p text:style-name="P2">Ok</text:p>
          </table:table-cell>
        </table:table-row>
        <table:table-row>
          <table:table-cell table:style-name="TableCell1">
            <text:p text:style-name="P2">Le formateur ne remplit pas correctement le formulaire d’ajout d’un match pour un quiz actif et complet.</text:p>
          </table:table-cell>
          <table:table-cell table:style-name="TableCell1">
            <text:p text:style-name="P2">Un message d’erreur « Veuillez remplir correctement le formulaire » s’affiche et le formulaire est ré-affiché.</text:p>
          </table:table-cell>
          <table:table-cell table:style-name="TableCell1">
            <text:p text:style-name="P2">Ok</text:p>
          </table:table-cell>
        </table:table-row>
        <table:table-row>
          <table:table-cell table:style-name="TableCell1">
            <text:p text:style-name="P2">Dans la rubrique « Matchs », le formateur appuie sur le bouton « Créer un match » et choisit de lui associer à un quiz dont il n’est pas l’auteur.</text:p>
          </table:table-cell>
          <table:table-cell table:style-name="TableCell1">
            <text:p text:style-name="P2">Un nouveau match est créé (avec génération de son code de 8 caractères) et s’affiche dans la liste des quiz / matchs de la rubrique de gestion des matchs.</text:p>
          </table:table-cell>
          <table:table-cell table:style-name="TableCell1">
            <text:p text:style-name="P2">Ok</text:p>
          </table:table-cell>
        </table:table-row>
        <table:table-row>
          <table:table-cell table:style-name="TableCell1">
            <text:p text:style-name="P2">Dans la rubrique « Matchs », le formateur sélectionne un de ses matchs et appuie sur un bouton « Supprimer ».</text:p>
          </table:table-cell>
          <table:table-cell table:style-name="TableCell1">
            <text:p text:style-name="P2">Le match <text:s/>choisi est supprimé (+ toutes les données associées) et n’apparaît plus dans la liste des quiz / matchs.</text:p>
          </table:table-cell>
          <table:table-cell table:style-name="TableCell1">
            <text:p text:style-name="P2">Ok</text:p>
          </table:table-cell>
        </table:table-row>
        <table:table-row>
          <table:table-cell table:style-name="TableCell1">
            <text:p text:style-name="P2">Dans la rubrique « Matchs », le formateur sélectionne un de ses matchs et appuie sur un bouton « Remettre à zéro (RAZ) ».</text:p>
          </table:table-cell>
          <table:table-cell table:style-name="TableCell1">
            <text:p text:style-name="P2">La date de fin du match est remise à NULL et la date de début est positionnée à une date à venir (ex : à la date du lendemain du jour de la manipulation). Les joueurs associés au match sont tous supprimés.</text:p>
          </table:table-cell>
          <table:table-cell table:style-name="TableCell1">
            <text:p text:style-name="P2">Ok</text:p>
          </table:table-cell>
        </table:table-row>
        <table:table-row>
          <table:table-cell table:style-name="TableCell1">
            <text:p text:style-name="P2">Dans la rubrique « Matchs », le formateur sélectionne un de ses matchs et appuie sur un bouton « Activer / Désactiver ».</text:p>
          </table:table-cell>
          <table:table-cell table:style-name="TableCell1">
            <text:p text:style-name="P2">Le match <text:s/>choisi est activé / désactivé.</text:p>
          </table:table-cell>
          <table:table-cell table:style-name="TableCell1">
            <text:p text:style-name="P2">Ok</text:p>
          </table:table-cell>
        </table:table-row>
        <table:table-row>
          <table:table-cell table:style-name="TableCell1">
            <text:p text:style-name="P2">Sur la page d’accueil de l’application Web, un joueur saisit un code de match (existant) dans le champ de saisie prévu à cet effet et saisit un pseudo de son choix dans un autre champ de saisie et appuie sur un bouton « Jouer ».</text:p>
          </table:table-cell>
          <table:table-cell table:style-name="TableCell1">
            <text:p text:style-name="P2">Les données du match s’affichent correctement sur la page avec :</text:p>
            <text:p text:style-name="P2">- les données du match (son intitulé, le code du match…),</text:p>
            <text:p text:style-name="P2">- le questionnaire composée de questions, c’est à dire une question et les choix de réponses associées.</text:p>
          </table:table-cell>
          <table:table-cell table:style-name="TableCell1">
            <text:p text:style-name="P2">Ok</text:p>
          </table:table-cell>
        </table:table-row>
        <table:table-row>
          <table:table-cell table:style-name="TableCell1">
            <text:p text:style-name="P2">Sur la page d’accueil de l’application Web, un joueur saisit un code de match (inexistant) dans le champ de saisie prévu à cet effet et appuie sur un bouton « Jouer ».</text:p>
          </table:table-cell>
          <table:table-cell table:style-name="TableCell1">
            <text:p text:style-name="P2">Un message d’erreur « Code de match non existant » s’affiche et la page d'accueil est rechargée.</text:p>
          </table:table-cell>
          <table:table-cell table:style-name="TableCell1">
            <text:p text:style-name="P2">Ok</text:p>
          </table:table-cell>
        </table:table-row>
        <table:table-row>
          <table:table-cell table:style-name="TableCell1">
            <text:p text:style-name="P2">Sur la page d’accueil de l’application Web, un joueur saisit un code de match (existant) dans le champ de saisie prévu à cet effet et saisit un pseudo (déjà existant) dans un autre champ de saisie et appuie sur un bouton « Jouer ».</text:p>
          </table:table-cell>
          <table:table-cell table:style-name="TableCell1">
            <text:p text:style-name="P2">Un message d’erreur « pseudo déjà utilisé » s’affiche et la page d'accueil est rechargée.</text:p>
          </table:table-cell>
          <table:table-cell table:style-name="TableCell1">
            <text:p text:style-name="P2">Ok</text:p>
          </table:table-cell>
        </table:table-row>
        <table:table-row>
          <table:table-cell table:style-name="TableCell1">
            <text:p text:style-name="P2">Le joueur répond (ou non) aux questions du quiz associé au match choisi puis appuie sur le bouton « Terminer ».</text:p>
          </table:table-cell>
          <table:table-cell table:style-name="TableCell1">
            <text:p text:style-name="P2">Le score final du joueur (% de bonnes réponses données par rapport au nombre total de bonnes réponses) s’affiche.</text:p>
          </table:table-cell>
          <table:table-cell table:style-name="TableCell1">
            <text:p text:style-name="P2">Ok</text:p>
          </table:table-cell>
        </table:table-row>
        <table:table-row>
          <table:table-cell table:style-name="TableCell1">
            <text:p text:style-name="P2">Une fois que le joueur a terminé son match, il peut choisir d’appuyer sur le bouton « Voir les bonnes réponses », s’il y en a un.</text:p>
          </table:table-cell>
          <table:table-cell table:style-name="TableCell1">
            <text:p text:style-name="P2">Le questionnaire associé au match est affiché avec les bonnes réponses mises en évidence.</text:p>
          </table:table-cell>
          <table:table-cell table:style-name="TableCell1">
            <text:p text:style-name="P2">Ok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</meta:generator>
  </office:meta>
</office:document-meta>
</file>